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504cm"/>
    </style:style>
    <style:style style:name="co7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TYPE,C,16</text:p>
          </table:table-cell>
          <table:table-cell office:value-type="string">
            <text:p>COMENT,C,80</text:p>
          </table:table-cell>
          <table:table-cell office:value-type="string">
            <text:p>SURFACE,N,19,8</text:p>
          </table:table-cell>
          <table:table-cell office:value-type="string">
            <text:p>INDICE_1,C,80</text:p>
          </table:table-cell>
          <table:table-cell office:value-type="string">
            <text:p>INDICE_2,C,80</text:p>
          </table:table-cell>
          <table:table-cell office:value-type="string">
            <text:p>RECALAGE,N,5,0</text:p>
          </table:table-cell>
          <table:table-cell office:value-type="string">
            <text:p>DATE_RECAL,D</text:p>
          </table:table-cell>
          <table:table-cell office:value-type="string">
            <text:p>AREA,N,19,11</text:p>
          </table:table-cell>
          <table:table-cell office:value-type="string">
            <text:p>LEN,N,19,11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14149.192">
            <text:p>14149,192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4160.0144372">
            <text:p>14160,0144372</text:p>
          </table:table-cell>
          <table:table-cell office:value-type="float" office:value="575.889457238">
            <text:p>575,889457238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48688.435">
            <text:p>48688,435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8726.461967">
            <text:p>48726,461967</text:p>
          </table:table-cell>
          <table:table-cell office:value-type="float" office:value="1076.88689165">
            <text:p>1076,88689165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1218.22">
            <text:p>1218,22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219.17347556">
            <text:p>1219,17347556</text:p>
          </table:table-cell>
          <table:table-cell office:value-type="float" office:value="154.722994486">
            <text:p>154,722994486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11236.751">
            <text:p>11236,751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1245.5945415">
            <text:p>11245,5945415</text:p>
          </table:table-cell>
          <table:table-cell office:value-type="float" office:value="436.791117172">
            <text:p>436,791117172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60623.673">
            <text:p>60623,673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0672.1052402">
            <text:p>60672,1052402</text:p>
          </table:table-cell>
          <table:table-cell office:value-type="float" office:value="1247.57070579">
            <text:p>1247,57070579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7937.451">
            <text:p>7937,451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944.02660392">
            <text:p>7944,02660392</text:p>
          </table:table-cell>
          <table:table-cell office:value-type="float" office:value="472.968439903">
            <text:p>472,968439903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45250.442">
            <text:p>45250,442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5286.4980339">
            <text:p>45286,4980339</text:p>
          </table:table-cell>
          <table:table-cell office:value-type="float" office:value="1916.4822825">
            <text:p>1916,4822825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37284.64">
            <text:p>37284,64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7313.0991762">
            <text:p>37313,0991762</text:p>
          </table:table-cell>
          <table:table-cell office:value-type="float" office:value="801.774152639">
            <text:p>801,774152639</text:p>
          </table:table-cell>
        </table:table-row>
        <table:table-row table:style-name="ro1">
          <table:table-cell office:value-type="string">
            <text:p>AC2S_I</text:p>
          </table:table-cell>
          <table:table-cell office:value-type="string">
            <text:p>Site Inscrit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8252.6053823">
            <text:p>58252,6053823</text:p>
          </table:table-cell>
          <table:table-cell office:value-type="float" office:value="1250.44303333">
            <text:p>1250,44303333</text:p>
          </table:table-cell>
        </table:table-row>
        <table:table-row table:style-name="ro1">
          <table:table-cell office:value-type="string">
            <text:p>AC2S_I</text:p>
          </table:table-cell>
          <table:table-cell office:value-type="string">
            <text:p>Site Inscrit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5797.4752888">
            <text:p>45797,4752888</text:p>
          </table:table-cell>
          <table:table-cell office:value-type="float" office:value="1732.75371652">
            <text:p>1732,75371652</text:p>
          </table:table-cell>
        </table:table-row>
        <table:table-row table:style-name="ro1">
          <table:table-cell office:value-type="string">
            <text:p>AC2S_I</text:p>
          </table:table-cell>
          <table:table-cell office:value-type="string">
            <text:p>Site Inscrit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70733.906529">
            <text:p>70733,906529</text:p>
          </table:table-cell>
          <table:table-cell office:value-type="float" office:value="1607.49894941">
            <text:p>1607,49894941</text:p>
          </table:table-cell>
        </table:table-row>
        <table:table-row table:style-name="ro1">
          <table:table-cell office:value-type="string">
            <text:p>AC2S_I</text:p>
          </table:table-cell>
          <table:table-cell office:value-type="string">
            <text:p>Site Inscrit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8188.6867522">
            <text:p>38188,6867522</text:p>
          </table:table-cell>
          <table:table-cell office:value-type="float" office:value="932.218270457">
            <text:p>932,218270457</text:p>
          </table:table-cell>
        </table:table-row>
        <table:table-row table:style-name="ro1">
          <table:table-cell office:value-type="string">
            <text:p>AC2S_I</text:p>
          </table:table-cell>
          <table:table-cell office:value-type="string">
            <text:p>Site Inscrit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4596.3248131">
            <text:p>14596,3248131</text:p>
          </table:table-cell>
          <table:table-cell office:value-type="float" office:value="479.417081296">
            <text:p>479,417081296</text:p>
          </table:table-cell>
        </table:table-row>
        <table:table-row table:style-name="ro1">
          <table:table-cell office:value-type="string">
            <text:p>AC2S_I</text:p>
          </table:table-cell>
          <table:table-cell office:value-type="string">
            <text:p>Site Inscrit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49693.51506">
            <text:p>149693,51506</text:p>
          </table:table-cell>
          <table:table-cell office:value-type="float" office:value="2627.14456871">
            <text:p>2627,14456871</text:p>
          </table:table-cell>
        </table:table-row>
        <table:table-row table:style-name="ro1">
          <table:table-cell office:value-type="string">
            <text:p>AC2S_I</text:p>
          </table:table-cell>
          <table:table-cell office:value-type="string">
            <text:p>Site Inscrit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67461.3391592">
            <text:p>67461,3391592</text:p>
          </table:table-cell>
          <table:table-cell office:value-type="float" office:value="2817.49260741">
            <text:p>2817,49260741</text:p>
          </table:table-cell>
        </table:table-row>
        <table:table-row table:style-name="ro1">
          <table:table-cell office:value-type="string">
            <text:p>AC2S_I</text:p>
          </table:table-cell>
          <table:table-cell office:value-type="string">
            <text:p>Site Inscrit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5.187004325">
            <text:p>35,187004325</text:p>
          </table:table-cell>
          <table:table-cell office:value-type="float" office:value="421.338261868">
            <text:p>421,338261868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1">
            <text:p>1</text:p>
          </table:table-cell>
          <table:table-cell table:style-name="ce1" office:value-type="date" office:date-value="2013-04-22">
            <text:p>22/04/13</text:p>
          </table:table-cell>
          <table:table-cell office:value-type="float" office:value="623804.827929">
            <text:p>623804,827929</text:p>
          </table:table-cell>
          <table:table-cell office:value-type="float" office:value="10115.143024">
            <text:p>10115,143024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1">
            <text:p>1</text:p>
          </table:table-cell>
          <table:table-cell table:style-name="ce1" office:value-type="date" office:date-value="2013-04-22">
            <text:p>22/04/13</text:p>
          </table:table-cell>
          <table:table-cell office:value-type="float" office:value="432100.697295">
            <text:p>432100,697295</text:p>
          </table:table-cell>
          <table:table-cell office:value-type="float" office:value="2893.90551934">
            <text:p>2893,90551934</text:p>
          </table:table-cell>
        </table:table-row>
        <table:table-row table:style-name="ro1">
          <table:table-cell office:value-type="string">
            <text:p>AC2S_C</text:p>
          </table:table-cell>
          <table:table-cell office:value-type="string">
            <text:p>Site Classé</text:p>
          </table:table-cell>
          <table:table-cell office:value-type="float" office:value="84774">
            <text:p>84774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84773.709511">
            <text:p>84773,709511</text:p>
          </table:table-cell>
          <table:table-cell office:value-type="float" office:value="1284.3421393">
            <text:p>1284,3421393</text:p>
          </table:table-cell>
        </table:table-row>
        <table:table-row table:style-name="ro1">
          <table:table-cell office:value-type="string">
            <text:p>AC2S_I</text:p>
          </table:table-cell>
          <table:table-cell office:value-type="string">
            <text:p>Site Inscrit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01755">
            <text:p>0,01755</text:p>
          </table:table-cell>
          <table:table-cell office:value-type="float" office:value="6.21494007854">
            <text:p>6,2149400785</text:p>
          </table:table-cell>
        </table:table-row>
        <table:table-row table:style-name="ro1">
          <table:table-cell office:value-type="string">
            <text:p>AC2S_I</text:p>
          </table:table-cell>
          <table:table-cell office:value-type="string">
            <text:p>Site Inscrit</text:p>
          </table:table-cell>
          <table:table-cell office:value-type="float" office:value="0">
            <text:p>0</text:p>
          </table:table-cell>
          <table:table-cell office:value-type="string">
            <text:p>AC2</text:p>
          </table:table-cell>
          <table:table-cell/>
          <table:table-cell office:value-type="float" office:value="1">
            <text:p>1</text:p>
          </table:table-cell>
          <table:table-cell table:style-name="ce1" office:value-type="date" office:date-value="2013-04-22">
            <text:p>22/04/13</text:p>
          </table:table-cell>
          <table:table-cell office:value-type="float" office:value="788848.370241">
            <text:p>788848,370241</text:p>
          </table:table-cell>
          <table:table-cell office:value-type="float" office:value="4853.81909595">
            <text:p>4853,819095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7/01/2014</text:date>, <text:time>16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9" meta:object-count="0"/>
    <meta:generator>OpenOffice/4.0.1$Win32 OpenOffice.org_project/401m5$Build-9714</meta:generator>
  </office:meta>
</office:document-meta>
</file>